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4cm"/>
    </style:style>
    <style:style style:name="co2" style:family="table-column">
      <style:table-column-properties fo:break-before="auto" style:column-width="7.629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7.934cm"/>
    </style:style>
    <style:style style:name="co5" style:family="table-column">
      <style:table-column-properties fo:break-before="auto" style:column-width="7.7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color="#cccccc"/>
    </style:style>
    <style:style style:name="ce4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5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 style:vertical-align="top"/>
      <style:text-properties fo:color="#cccccc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/>
    </style:style>
    <style:style style:name="T4" style:family="text">
      <style:text-properties style:font-name="Arial" style:font-name-asian="Andale Sans UI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row table:style-name="ro1">
          <table:table-cell table:style-name="ce1" office:value-type="string">
            <text:p>Dateiname</text:p>
          </table:table-cell>
          <table:table-cell table:style-name="ce1" office:value-type="string">
            <text:p>Name des Tests</text:p>
          </table:table-cell>
          <table:table-cell table:style-name="ce1" office:value-type="string">
            <text:p>Text*</text:p>
          </table:table-cell>
          <table:table-cell table:style-name="ce1" office:value-type="string">
            <text:p>Einträge in TBX</text:p>
          </table:table-cell>
          <table:table-cell table:style-name="ce1" office:value-type="string">
            <text:p>Inhalte der jeweiligen Liste</text:p>
          </table:table-cell>
          <table:table-cell table:style-name="ce5" office:value-type="string">
            <text:p>Anmerkungen</text:p>
          </table:table-cell>
        </table:table-row>
        <table:table-row table:style-name="ro2">
          <table:table-cell office:value-type="string">
            <text:p>stemming-1.xml.testcase</text:p>
          </table:table-cell>
          <table:table-cell table:style-name="ce2" office:value-type="string">
            <text:p>stopWordsOverwrite1</text:p>
          </table:table-cell>
          <table:table-cell table:style-name="ce2" office:value-type="string">
            <text:p><text:span text:style-name="T1">Die</text:span> Automobilbranche</text:p>
            <text:p><text:span text:style-name="T2">die</text:span> Automobilbranche</text:p>
          </table:table-cell>
          <table:table-cell table:style-name="ce2" office:value-type="string">
            <text:p>die</text:p>
          </table:table-cell>
          <table:table-cell table:style-name="ce2" office:value-type="string">
            <text:p>Stoppwortliste:</text:p>
            <text:p>die</text:p>
          </table:table-cell>
          <table:table-cell table:style-name="ce6" office:value-type="string">
            <text:p>Zum Testen der Abkürzungsregel (Die) gibt es einen eigenen Test (UNO).</text:p>
          </table:table-cell>
        </table:table-row>
        <table:table-row table:style-name="ro3">
          <table:table-cell office:value-type="string">
            <text:p>stemming-2.xml.testcase</text:p>
          </table:table-cell>
          <table:table-cell table:style-name="ce2" office:value-type="string">
            <text:p>stopWordsOverwrite2</text:p>
          </table:table-cell>
          <table:table-cell table:style-name="ce2" office:value-type="string">
            <text:p>Drücken <text:span text:style-name="T2">Sie</text:span> die Taste A.</text:p>
            <text:p><text:span text:style-name="T2">Sie</text:span> ist ein Roman von Stephen King.</text:p>
            <text:p>Es gibt <text:span text:style-name="T1">sie</text:span> nicht.</text:p>
          </table:table-cell>
          <table:table-cell table:style-name="ce2" office:value-type="string">
            <text:p>Sie</text:p>
          </table:table-cell>
          <table:table-cell table:style-name="ce2" office:value-type="string">
            <text:p>Stoppwortliste:</text:p>
            <text:p>Sie</text:p>
          </table:table-cell>
          <table:table-cell table:style-name="ce6" office:value-type="string">
            <text:p>Inhaltlich ist das Tagging des zweiten „Sie“ hier nicht korrekt <text:s/>– technisch gesehen aber schon.</text:p>
          </table:table-cell>
        </table:table-row>
        <table:table-row table:style-name="ro4">
          <table:table-cell office:value-type="string">
            <text:p>stemming-3a.xml.testcase</text:p>
          </table:table-cell>
          <table:table-cell table:style-name="ce2" office:value-type="string">
            <text:p>exactMatchesOnly</text:p>
          </table:table-cell>
          <table:table-cell table:style-name="ce2" office:value-type="string">
            <text:p>höher hoch hohe <text:span text:style-name="T2">Höhen</text:span></text:p>
            <text:p>Schutz Schütze <text:span text:style-name="T2">Schütz</text:span></text:p>
            <text:p>wachsen <text:span text:style-name="T2">Wachs</text:span></text:p>
            <text:p>planen <text:span text:style-name="T3">Planen</text:span> <text:span text:style-name="T2">Plane</text:span></text:p>
            <text:p>härtestesten <text:span text:style-name="T3">Härten</text:span> <text:span text:style-name="T2">Härte</text:span></text:p>
            <text:p>Vorgelegene <text:span text:style-name="T2">Vorgelege</text:span></text:p>
          </table:table-cell>
          <table:table-cell table:style-name="ce2" office:value-type="string">
            <text:p>Höhen</text:p>
            <text:p>Schütz</text:p>
            <text:p>Wachs</text:p>
            <text:p>Plane</text:p>
            <text:p>Härte</text:p>
            <text:p>Vorgelege</text:p>
          </table:table-cell>
          <table:table-cell table:style-name="ce2" office:value-type="string">
            <text:p>Exact-Matches-Only-Liste:</text:p>
            <text:p><text:span text:style-name="T4">Höhen</text:span></text:p>
            <text:p><text:span text:style-name="T4">Schütz</text:span></text:p>
            <text:p><text:span text:style-name="T4">Wachs</text:span></text:p>
            <text:p><text:span text:style-name="T4">Plane</text:span></text:p>
            <text:p><text:span text:style-name="T4">Härte</text:span></text:p>
            <text:p><text:span text:style-name="T4">Vorgelege</text:span></text:p>
          </table:table-cell>
          <table:table-cell table:style-name="ce6" office:value-type="string">
            <text:p>Realwelt-Beispiele von unserem Kunden</text:p>
            <text:p/>
            <text:p>Version 3a: die Exact-Matches-Only-Liste enthält Termini aus der TBX. Nachteil: flektierte Formen dieser Termini (z.B. Planen, Härten) werden nicht getaggt.</text:p>
          </table:table-cell>
        </table:table-row>
        <table:table-row table:style-name="ro5">
          <table:table-cell table:style-name="ce3" office:value-type="string">
            <text:p>stemming-3b.xml.testcase</text:p>
          </table:table-cell>
          <table:table-cell table:style-name="ce3" office:value-type="string">
            <text:p>exactMatchesOnly</text:p>
          </table:table-cell>
          <table:table-cell table:style-name="ce3" office:value-type="string">
            <text:p>höher hoch hohe <text:span text:style-name="T2">Höhen</text:span></text:p>
            <text:p>Schutz Schütze <text:span text:style-name="T2">Schütz</text:span></text:p>
            <text:p>wachsen <text:span text:style-name="T2">Wachs</text:span></text:p>
            <text:p>planen <text:span text:style-name="T2">Planen</text:span> <text:span text:style-name="T2">Plane</text:span></text:p>
            <text:p>härtestesten <text:span text:style-name="T2">Härten</text:span> <text:span text:style-name="T2">Härte</text:span></text:p>
            <text:p>Vorgelegene <text:span text:style-name="T2">Vorgelege</text:span></text:p>
          </table:table-cell>
          <table:table-cell table:style-name="ce3" office:value-type="string">
            <text:p>Höhen</text:p>
            <text:p>Schütz</text:p>
            <text:p>Wachs</text:p>
            <text:p>Plane</text:p>
            <text:p>Härte</text:p>
            <text:p>Vorgelege</text:p>
          </table:table-cell>
          <table:table-cell table:style-name="ce3" office:value-type="string">
            <text:p>Exact-Matches-Only-Liste:</text:p>
            <text:p><text:span text:style-name="T4">höher hoch hohe</text:span></text:p>
            <text:p><text:span text:style-name="T4">Schutz Schütze</text:span></text:p>
            <text:p><text:span text:style-name="T4">wachsen</text:span></text:p>
            <text:p><text:span text:style-name="T4">planen</text:span></text:p>
            <text:p><text:span text:style-name="T4">härtesten</text:span></text:p>
            <text:p><text:span text:style-name="T4">Vorgelegene</text:span></text:p>
          </table:table-cell>
          <table:table-cell table:style-name="ce7" office:value-type="string">
            <text:p>Realwelt-Beispiele von unserem Kunden</text:p>
            <text:p/>
            <text:p>Version 3b: die Exact-Matches-Only-Liste enthält beliebige Wörter, die nur dann einem Terminus aus der TBX zugewiesen werden dürfen, wenn sie exakt identisch sind.</text:p>
            <text:p/>
            <text:p>Nachteil: man muss viele flektierte Formen in der Exact-Matches-Only-Liste aufführen. Vorteil: korrektere Ergebnisse</text:p>
          </table:table-cell>
        </table:table-row>
        <table:table-row table:style-name="ro6">
          <table:table-cell office:value-type="string">
            <text:p>stemming-4.xml.testcase</text:p>
          </table:table-cell>
          <table:table-cell table:style-name="ce2" office:value-type="string">
            <text:p>stemmingRuleForGerman</text:p>
          </table:table-cell>
          <table:table-cell table:style-name="ce2" office:value-type="string">
            <text:p>sich <text:span text:style-name="T2">sicher</text:span></text:p>
            <text:p>Rad Räder <text:span text:style-name="T2">Radstern</text:span></text:p>
            <text:p>Luft Lüfte <text:span text:style-name="T2">lüften</text:span> <text:span text:style-name="T2">Lüfter</text:span></text:p>
            <text:p>Start <text:span text:style-name="T2">starten</text:span> <text:span text:style-name="T2">Starter</text:span></text:p>
            <text:p/>
          </table:table-cell>
          <table:table-cell table:style-name="ce4" office:value-type="string">
            <text:p>sicher</text:p>
            <text:p>Radstern</text:p>
            <text:p>Lüfter</text:p>
            <text:p>Starter</text:p>
          </table:table-cell>
          <table:table-cell table:style-name="ce2" office:value-type="string">
            <text:p>(nichts)</text:p>
          </table:table-cell>
          <table:table-cell table:style-name="ce6" office:value-type="string">
            <text:p>Realwelt-Beispiele von unserem Kunden</text:p>
          </table:table-cell>
        </table:table-row>
        <table:table-row table:style-name="ro7">
          <table:table-cell office:value-type="string">
            <text:p>stemming-5.xml.testcase</text:p>
          </table:table-cell>
          <table:table-cell table:style-name="ce2" office:value-type="string">
            <text:p>acronym rule</text:p>
          </table:table-cell>
          <table:table-cell table:style-name="ce2" office:value-type="string">
            <text:p>Die <text:span text:style-name="T2">UNO</text:span> ist eine internationale Organisation.</text:p>
            <text:p>Die Uno wird groß geschrieben.</text:p>
          </table:table-cell>
          <table:table-cell table:style-name="ce2" office:value-type="string">
            <text:p>UNO</text:p>
          </table:table-cell>
          <table:table-cell table:style-name="ce2" office:value-type="string">
            <text:p>(nichts)</text:p>
          </table:table-cell>
          <table:table-cell table:style-name="ce6" office:value-type="string">
            <text:p>Regel: „Bei Akronymen in der TBX (definiert dadurch, dass sie nur aus Großbuchstaben bestehen) ist die Groß-/Kleinschreibung auch bei eingeschaltetem Stemming relevant, d.h., sie müssen im Text auch immer groß geschrieben werden, um getaggt zu werden.“</text:p>
            <text:p/>
            <text:p>(Hat eigentlich nichts mit den Stoppwortlisten zu tun.)</text:p>
          </table:table-cell>
        </table:table-row>
        <table:table-row table:style-name="ro8">
          <table:table-cell/>
          <table:table-cell table:style-name="ce2" table:number-columns-repeated="4"/>
          <table:table-cell table:style-name="ce6"/>
        </table:table-row>
        <table:table-row table:style-name="ro8">
          <table:table-cell office:value-type="string">
            <text:p>* Alle Termini, die getaggt werden sollen, sind unterstrichen</text:p>
          </table:table-cell>
          <table:table-cell table:number-columns-repeated="5"/>
        </table:table-row>
        <table:table-row table:style-name="ro8">
          <table:table-cell office:value-type="string">
            <text:p>Termini, die nicht getaggt werden sollen, sind nicht gekennzeichnet.</text:p>
          </table:table-cell>
          <table:table-cell table:number-columns-repeated="5"/>
        </table:table-row>
        <table:table-row table:style-name="ro8" table:number-rows-repeated="1048565">
          <table:table-cell table:number-columns-repeated="6"/>
        </table:table-row>
        <table:table-row table:style-name="ro8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7M57S</meta:editing-duration>
    <meta:editing-cycles>20</meta:editing-cycles>
    <meta:generator>LibreOffice/3.5$Linux_X86_64 LibreOffice_project/350m1$Build-2</meta:generator>
    <dc:date>2016-01-13T09:13:02</dc:date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